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7211a" officeooo:paragraph-rsid="0017211a"/>
    </style:style>
    <style:style style:name="P2" style:family="paragraph" style:parent-style-name="Heading_20_2">
      <style:text-properties officeooo:paragraph-rsid="0017b5dc"/>
    </style:style>
    <style:style style:name="P3" style:family="paragraph" style:parent-style-name="Heading_20_3">
      <style:text-properties officeooo:rsid="0017211a" officeooo:paragraph-rsid="0017211a"/>
    </style:style>
    <style:style style:name="P4" style:family="paragraph" style:parent-style-name="Heading_20_3">
      <style:text-properties officeooo:rsid="00180e7e" officeooo:paragraph-rsid="00180e7e"/>
    </style:style>
    <style:style style:name="P5" style:family="paragraph" style:parent-style-name="Heading_20_3">
      <style:text-properties officeooo:rsid="0019952f" officeooo:paragraph-rsid="0019952f"/>
    </style:style>
    <style:style style:name="P6" style:family="paragraph" style:parent-style-name="Heading_20_3">
      <style:text-properties officeooo:rsid="0019a9de" officeooo:paragraph-rsid="0019a9de"/>
    </style:style>
    <style:style style:name="P7" style:family="paragraph" style:parent-style-name="Heading_20_3">
      <style:text-properties officeooo:rsid="001f12d4" officeooo:paragraph-rsid="001f12d4"/>
    </style:style>
    <style:style style:name="P8" style:family="paragraph" style:parent-style-name="Heading_20_3">
      <style:text-properties officeooo:paragraph-rsid="00259935"/>
    </style:style>
    <style:style style:name="P9" style:family="paragraph" style:parent-style-name="Heading_20_4">
      <style:text-properties officeooo:paragraph-rsid="00180e7e"/>
    </style:style>
    <style:style style:name="P10" style:family="paragraph" style:parent-style-name="Text_20_body">
      <style:text-properties officeooo:paragraph-rsid="0017211a"/>
    </style:style>
    <style:style style:name="P11" style:family="paragraph" style:parent-style-name="Text_20_body">
      <style:text-properties officeooo:rsid="00180e7e" officeooo:paragraph-rsid="00180e7e"/>
    </style:style>
    <style:style style:name="P12" style:family="paragraph" style:parent-style-name="Text_20_body">
      <style:text-properties officeooo:rsid="0019183d" officeooo:paragraph-rsid="0019183d"/>
    </style:style>
    <style:style style:name="P13" style:family="paragraph" style:parent-style-name="Text_20_body">
      <style:text-properties officeooo:rsid="0019952f" officeooo:paragraph-rsid="0019952f"/>
    </style:style>
    <style:style style:name="P14" style:family="paragraph" style:parent-style-name="Text_20_body">
      <style:text-properties officeooo:rsid="0019a9de" officeooo:paragraph-rsid="0019a9de"/>
    </style:style>
    <style:style style:name="P15" style:family="paragraph" style:parent-style-name="Text_20_body">
      <style:text-properties officeooo:rsid="001b2d7d" officeooo:paragraph-rsid="001b2d7d"/>
    </style:style>
    <style:style style:name="P16" style:family="paragraph" style:parent-style-name="Text_20_body">
      <style:text-properties officeooo:rsid="001b2d7d" officeooo:paragraph-rsid="001f12d4"/>
    </style:style>
    <style:style style:name="P17" style:family="paragraph" style:parent-style-name="Text_20_body">
      <style:text-properties officeooo:rsid="001de165" officeooo:paragraph-rsid="001de165"/>
    </style:style>
    <style:style style:name="P18" style:family="paragraph" style:parent-style-name="Text_20_body">
      <style:text-properties officeooo:paragraph-rsid="001f0deb"/>
    </style:style>
    <style:style style:name="P19" style:family="paragraph" style:parent-style-name="Text_20_body">
      <style:text-properties officeooo:rsid="001f0deb" officeooo:paragraph-rsid="001f0deb"/>
    </style:style>
    <style:style style:name="P20" style:family="paragraph" style:parent-style-name="Text_20_body">
      <style:text-properties officeooo:rsid="001f12d4" officeooo:paragraph-rsid="001f12d4"/>
    </style:style>
    <style:style style:name="P21" style:family="paragraph" style:parent-style-name="Text_20_body">
      <style:text-properties officeooo:rsid="00203b73" officeooo:paragraph-rsid="00203b73"/>
    </style:style>
    <style:style style:name="P22" style:family="paragraph" style:parent-style-name="Text_20_body">
      <style:text-properties officeooo:rsid="00220420" officeooo:paragraph-rsid="00220420"/>
    </style:style>
    <style:style style:name="P23" style:family="paragraph" style:parent-style-name="Text_20_body">
      <style:text-properties officeooo:rsid="00230ae3" officeooo:paragraph-rsid="00272624"/>
    </style:style>
    <style:style style:name="P24" style:family="paragraph" style:parent-style-name="Text_20_body">
      <style:text-properties officeooo:paragraph-rsid="00249d17"/>
    </style:style>
    <style:style style:name="P25" style:family="paragraph" style:parent-style-name="Text_20_body">
      <style:text-properties officeooo:rsid="00249d17" officeooo:paragraph-rsid="00259935"/>
    </style:style>
    <style:style style:name="P26" style:family="paragraph" style:parent-style-name="Text_20_body">
      <style:text-properties officeooo:rsid="00259935" officeooo:paragraph-rsid="00259935"/>
    </style:style>
    <style:style style:name="P27" style:family="paragraph" style:parent-style-name="Text_20_body">
      <style:text-properties officeooo:rsid="00278c09" officeooo:paragraph-rsid="00278c09"/>
    </style:style>
    <style:style style:name="T1" style:family="text">
      <style:text-properties officeooo:rsid="0017b5dc"/>
    </style:style>
    <style:style style:name="T2" style:family="text">
      <style:text-properties officeooo:rsid="0019952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72624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1b2d7d"/>
    </style:style>
    <style:style style:name="T7" style:family="text">
      <style:text-properties officeooo:rsid="001de165"/>
    </style:style>
    <style:style style:name="T8" style:family="text">
      <style:text-properties officeooo:rsid="001f0deb"/>
    </style:style>
    <style:style style:name="T9" style:family="text">
      <style:text-properties officeooo:rsid="001f12d4"/>
    </style:style>
    <style:style style:name="T10" style:family="text">
      <style:text-properties officeooo:rsid="00203b73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230ae3"/>
    </style:style>
    <style:style style:name="T13" style:family="text">
      <style:text-properties officeooo:rsid="00249d17"/>
    </style:style>
    <style:style style:name="T14" style:family="text">
      <style:text-properties officeooo:rsid="00259935"/>
    </style:style>
    <style:style style:name="T15" style:family="text">
      <style:text-properties officeooo:rsid="00272624"/>
    </style:style>
    <style:style style:name="T16" style:family="text">
      <style:text-properties officeooo:rsid="0028c1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iremní semináře</text:h>
      <text:h text:style-name="P1" text:outline-level="2">Intro</text:h>
      <text:p text:style-name="Text_20_body">V zimnim semestru 2021/2022 jsem si (mezi dalsimi predmety) vybral Firemni seminare NSWI133.</text:p>
      <text:h text:style-name="Heading_20_3" text:outline-level="3">Motivace a ocekavani</text:h>
      <text:h text:style-name="Heading_20_4" text:outline-level="4">Rozsireni obzoru, historky z praxe a inside info</text:h>
      <text:p text:style-name="Text_20_body"><text:span text:style-name="T15">Seminar jsem si zapsal prevazne proto, abych si rozsiril sve vlastni obzory</text:span><text:span text:style-name="T12">. Chtel jsem si</text:span> udelat lepsi predstavu<text:span text:style-name="T12"> o tom</text:span>, jak to chodi v praxi, slyset z ust profesionalu jejich pribehy, historky z praxe a inside informace, ktere clovek na internetu jen tak nenajde a ktere tam <text:span text:style-name="T12">mozna </text:span>mnohych pravnich <text:span text:style-name="T12">nebo politickych </text:span>duvodu ani byt nemohou.</text:p>
      <text:h text:style-name="Heading_20_4" text:outline-level="4">Hledani zamestnani</text:h>
      <text:p text:style-name="Text_20_body">O matematick<text:span text:style-name="T12">o-</text:span>informaticke teoreticke prednasky na <text:span text:style-name="T12">MatFyzu </text:span>neni nouze. Avsak po ctyrech letech studia jsem se zacal pomalu rozhlizet a premyslet, co bude dal<text:span text:style-name="T15">,</text:span> az dostuduji<text:span text:style-name="T15">. V</text:span> tomto praktickem ohledu (az na vyjimky, kterou je prave tento predmet) podle meho MatFyz v porovnani s jinymi skolami (jako napriklad VSE) <text:span text:style-name="T15">mozna </text:span>malicko zaostava.</text:p>
      <text:p text:style-name="Text_20_body">Zacatkem zimniho semestru jsem se zacal poohlizet po nejake pracovni prilezitosti, idealne na polovicni uvazek.</text:p>
      <text:p text:style-name="Text_20_body">Z mnohych novinovych clanku se ctenar dnes docte, ze v IT je lidi nedostatek a firmy marne shani sikovne programatory. Staci se jen zaregistrovat na StartupJobs.cz nebo LinkedIn a ihned se zacnou hrnout zpravy od head-hunteru. Ja, jako cerstvy absolvent bakalarskeho studia bez predchozi pracovni <text:span text:style-name="T12">zkusenosti</text:span>, jsem si lamal hlavu s tim, kam sve CV poslat, na zaklade jakych informaci vyhodnotit, ze firma X je lepsi volba nez firma Y.</text:p>
      <text:p text:style-name="Text_20_body">Firemni seminare mi prisly jako perfektni prilezitost lepe poznat, jak vypada day-to-day pracovni napln <text:span text:style-name="T12">programatora </text:span>v rozmanitych prostredi<text:span text:style-name="T12">ch</text:span> ruznych firem.</text:p>
      <text:h text:style-name="P1" text:outline-level="2">Hodnoceni prednasek</text:h>
      <text:p text:style-name="P17">Z cyklu jsem si vybral par prednasek, u kterych <text:span text:style-name="T12">jsem </text:span>se trochu rozepsal, vyzdvihl, co se mi libilo a co ne<text:span text:style-name="T15"> a </text:span>zminil nejake zajimavosti, ktere se mi pri myslence na prednasku doted zive vybavi.</text:p>
      <text:h text:style-name="P3" text:outline-level="3">Cisco</text:h>
      <text:p text:style-name="P10">Pred touto prednaskou jsem byl mozna vuci Cisco<text:span text:style-name="T15"> nepravem</text:span> negativne zaujaty a mel jsem ve sve hlave predstavu, ze Cisco je jen dalsi velky<text:span text:style-name="T7"> nudny</text:span> korporat. Drive jsem vubec ani nepremyslel, ze bych po skole chtel <text:span text:style-name="T3">prave zde</text:span> zacit pracovat.</text:p>
      <text:p text:style-name="P10">O to vic jsem byl prekvapen, kdyz energicky mladik z Cisco Cognitive Intelligence se s nadsenim velice rychle ponoril do technickych detailu aplikace umele inteligence v internetove bezpecnosti.</text:p>
      <text:p text:style-name="P18"><text:soft-page-break/>V dnesni dobe, kdy je AI na vrcholu Gartnerova hype-cyclu, mluvi o umele inteligenci<text:span text:style-name="T7"> (tedy alespon v me socialni bubline) temer </text:span>vsichni. Vetsinou je<text:span text:style-name="T8"> ale </text:span><text:span text:style-name="T7">"AI" </text:span>jen <text:span text:style-name="T7">uzitecna</text:span><text:span text:style-name="T8"> marketing</text:span><text:span text:style-name="T7"> nalepka</text:span> pro veci, ktere "AI" vubec nejsou. Presne v tomto duchu jsem ocekaval<text:span text:style-name="T12">, ze se bude </text:span>Cisco prednask<text:span text:style-name="T12">a odehravat.</text:span></text:p>
      <text:p text:style-name="P18">Ukazalo se, ze moje ocekavani byla naprosto chybna a na prednasce jsem byl svedkem detailniho popisu Incident detection pipeline<text:span text:style-name="T8"> a dulezite roli AI, kterou v </text:span><text:span text:style-name="T12">zde </text:span><text:span text:style-name="T8">hraje.</text:span></text:p>
      <text:p text:style-name="P18">Dozvedel jsem se, jak v praxi integrovat informace z mnoha vstupnich modalit do jednotneho unimodalniho detektoru. Jak se vyporadat s problem<text:span text:style-name="T8">em</text:span> Entity matchingu v<text:span text:style-name="T8"> rychle se menicim </text:span><text:span text:style-name="T12">internetovem </text:span>prostredi, kde neni mozne k identifikaci<text:span text:style-name="T8"> entit</text:span> pouzit napriklad IP adresu. Jak pouzit konkretni algoritmy <text:span text:style-name="T15">klasickeho </text:span>strojoveho uceni, jako treba FP-growth, na automaticke rozpoznani vzorcu chovani malwaru.</text:p>
      <text:p text:style-name="P19">Libil se mi interaktivni styl prednasky, kdy prednasejici velmi sveraznym zpusobem skoro az nutil publikum k interakci<text:span text:style-name="T12">, bylo proste nutne davat pozor.</text:span></text:p>
      <text:p text:style-name="P14">Pokud bych mel prednasky ohodnotit, tak Cisco Cognitive Intelligence bude na prvnim miste.</text:p>
      <text:h text:style-name="P4" text:outline-level="3">MAMA AI</text:h>
      <text:p text:style-name="P12">Na prednasku jsem se velmi tesil, protoze i ja jsem se nechal po prednaskach Milana Straky strhnout hypem kolem AI.</text:p>
      <text:p text:style-name="P12">Dozvedel jsme se, ze v MAMA AI maji s "AI" spoustu zkusenosti, nebot zakladatele maji koreny v IBM Research<text:span text:style-name="T15">, odkud pochazi IBM Watson - umela inteligence ktera v roce 2011 porazila cloveka ve vedomostni soutezi </text:span><text:span text:style-name="T4">Jeopardy!</text:span></text:p>
      <text:p text:style-name="P12">Trochu me tedy zklamalo, ze se v AI neslo prilis do detailu, ale byl to spis takovy povrchni prehled.</text:p>
      <text:p text:style-name="P12">Na druhou stranu<text:span text:style-name="T15"> </text:span>mi v hlave <text:span text:style-name="T12">utkvel</text:span> fakt, ze MAMA AI zvladnou obslouzit svym call-center voice assistantem <text:span text:style-name="T12">cca </text:span>70% vsech hovoru<text:span text:style-name="T15">, coz byla pripominka, ze navzdory AI hype maji aplikace umele inteligence stale velky realny ekonomicky potencial.</text:span></text:p>
      <text:h text:style-name="P5" text:outline-level="3">Rossum<text:span text:style-name="T6"> AI</text:span></text:h>
      <text:p text:style-name="P13">Firma se zabyva digitalizaci faktur (80% vsech faktur je v roce 2021 stale zpracovavano rucne).</text:p>
      <text:p text:style-name="P13">Libily se mi prakticke rady, kdy, na co a jak pouzit deep learning. Jako priklad muzu uvest: <text:span text:style-name="T3">Umi clovek problem vyresit do par sekund? Pak deep learning muze byt vhodny nastroj.</text:span></text:p>
      <text:p text:style-name="P23">Jako student MatFyzu mam tendenci soustredit se spise na technicke zalezitosti a optimalizovat veci, ktere ale na finalni produkt z pohledu zakaznika mohou mit mizivy vliv<text:span text:style-name="T15">. Proto bylo z</text:span><text:span text:style-name="T2">ajimave se dozvedet, ze za velkou casti uspechu Rossum nebyla ani tolik presnost jejich AI modelu, ale spis moderni, stabilni a uzivatelsky privetive UI.</text:span></text:p>
      <text:h text:style-name="P6" text:outline-level="3">Eleveo</text:h>
      <text:p text:style-name="P14">Puvodne planovana prednaska technickeho razu se nakonec zmenila na prednasku o pracovnim uplatneni studentu a absolventu v IT z pohledu manazera.</text:p>
      <text:p text:style-name="P15"><text:soft-page-break/>Cyklus prednasek tak krasne tematicky doplnila spoustou praktickych tipu a doporuceni<text:span text:style-name="T12">, ktere </text:span><text:span text:style-name="T13">se </text:span><text:span text:style-name="T12">pri vol</text:span><text:span text:style-name="T13">be zamestnani mohou hodit.</text:span></text:p>
      <text:p text:style-name="P16">Mne osobne jako novackovi na trhu prace urcite dodala vice sebevedomi a prisla velmi vhod.<text:span text:style-name="T13"> Dokazu si ted lepe predstavit, co </text:span><text:span text:style-name="T15">asi tak </text:span><text:span text:style-name="T13">zajima hiring managery.</text:span> Pomohla mi vyjastnit spoustu nejasnosti ohledne interview procesu,<text:span text:style-name="T13"> </text:span>karierniho postupu, budovani vlastniho portfolia a mnoha dalsich.</text:p>
      <text:h text:style-name="P7" text:outline-level="3">MANTA</text:h>
      <text:p text:style-name="P20">Prednaska byla o SW development procesu - jak ukocirovat project development v rychle rostoucim a menicim se<text:span text:style-name="T10"> komplexnim </text:span>prostredi.</text:p>
      <text:p text:style-name="P21">Prednasejici nejprve prehledove zminil, jake problemy (a z jakeho duvodu) je treba resit. Zaznely terminy jako softwarova architektura a modularita, code repository a branching model, CI/CD a dalsi.</text:p>
      <text:p text:style-name="P21">Pote jsme slyseli priklady ruznych design principu a necekanych problemu, na ktere muzeme v praxi narazit.</text:p>
      <text:p text:style-name="P22">Svuj slovnik jsem si rozsiril o novy koncept - <text:span text:style-name="T3">Conway's law:</text:span></text:p>
      <text:p text:style-name="P22"><text:span text:style-name="T5"><text:tab/></text:span><text:span text:style-name="T11">"Any organization that designs a system (defined broadly) will produce a design whose structure is a copy of the organization's communication structure." - Melvin E. Conway</text:span></text:p>
      <text:p text:style-name="P22"><text:span text:style-name="T11">Coz mi prijde jako celkem zajimavy zpusob, jak vhlednout do interni komunikace a struktury firmy nebo organizace na zaklade jejiho (softwarovaho) produktu.</text:span></text:p>
      <text:h text:style-name="P2" text:outline-level="2"><text:span text:style-name="T1">Zaver</text:span></text:h>
      <text:h text:style-name="Heading_20_3" text:outline-level="3">Jak predmet uspokojil ma ocekavani?</text:h>
      <text:h text:style-name="P9" text:outline-level="4">Rozsireni obzoru, historky z praxe a inside info</text:h>
      <text:p text:style-name="P11">Ve firme, ve ktere prave pracuji, shodou okolnosti spolupracujeme s firmou Digitoo na reseni digitalizace ucetnici, ktere primo konkuruje produktum Rossum. Zpetne je pro me velmi zajimave porovnat pristupy Rossum s temi nasimi<text:span text:style-name="T8"> a slyset kolegy z prace mluvit o Rossum zase z jineho uhlu.</text:span></text:p>
      <text:p text:style-name="P19">Po prednasce o realtime operacnim systemu Pike OS (neni ve vybranem seznamu hodnoceny<text:span text:style-name="T16">ch</text:span> prednasek) jsem byl prekvapen, jak dlouho trva formalni process <text:span text:style-name="T9">auditovani a jak to muze vyrazne zpomalovat development proces. </text:span>Do budoucna ted vim, <text:span text:style-name="T9">ze si musim dvakrat rozmyslet, jestli chci pracovat na projektech </text:span>vyzaduji<text:span text:style-name="T9">cich nejakou oficialni</text:span><text:span text:style-name="T13"> verifikaci a</text:span><text:span text:style-name="T9"> certifikaci.</text:span></text:p>
      <text:p text:style-name="P27">Prekvapujici pro me bylo, jak dlouho MANTA resila migraci ze Subversion na Git - 3 lidi to na full-time zamestnalo na 9 mesicu.</text:p>
      <text:h text:style-name="P9" text:outline-level="4">Hledani zamestnani</text:h>
      <text:p text:style-name="P24">Po prednasce zastupcu firmy MAMA AI jsem s nimi navazal kontakt a projevil jsem zajem u nich zacit pracovat, nacez me <text:span text:style-name="T13">i</text:span>hned zapojili do jejich hiring procesu. Ac jsem zacatkem prosince nakonec zacal pracovat v DataSentics, Firemni seminare mi v tomto ohledu zprostredkovaly dalsi prilezitost a mel jsem tak sirsi vyber<text:span text:style-name="T9">.</text:span></text:p>
      <text:p text:style-name="P24"><text:soft-page-break/><text:span text:style-name="T9">V dobe prednasky Eleveo o uplatneni studentu v IT jsem prave rozesilal sve CV mezi potencialni zamestnavatele, takze pro me osobne nemohla prijit v lepsi cas.</text:span></text:p>
      <text:h text:style-name="P8" text:outline-level="3"><text:span text:style-name="T14">Par slov </text:span><text:span text:style-name="T15">zaverem</text:span></text:h>
      <text:p text:style-name="P25">Osobne bych na MatFyzu uvital vice predmetu typu Firemni seminare, ktere studenty pripravi na realn<text:span text:style-name="T14">y zivot</text:span> a zprijemni prechod od domacich ukolu a matematickych dukazu k programatorske praxi<text:span text:style-name="T14">. Uvital bych treba neco jako Internship seminare - prakticky guide, jak se dostat k zajimamym internshipum a pracovnim prilezitostem v zahranici. </text:span></text:p>
      <text:p text:style-name="P25"><text:span text:style-name="T14">Nebo treba nejaky soft-skills predmet, protoze clovek je socialni tvor a sam nic vetsiho nezmuze.</text:span></text:p>
      <text:p text:style-name="P26">Mozna nejake takove predmety uz MatFyz ma a jen jsem se malo zajimal, coz by ale zase znamenalo, ze by si takovy predmet zaslouzil vetsi propagac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fo:font-size="9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8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3T23:02:13.785772718</meta:creation-date>
    <dc:date>2022-02-14T03:09:11.823561319</dc:date>
    <meta:editing-duration>PT4M44S</meta:editing-duration>
    <meta:editing-cycles>1</meta:editing-cycles>
    <meta:document-statistic meta:table-count="0" meta:image-count="0" meta:object-count="0" meta:page-count="4" meta:paragraph-count="54" meta:word-count="1236" meta:character-count="7978" meta:non-whitespace-character-count="6794"/>
    <meta:generator>LibreOffice/7.1.8.1$Linux_X86_64 LibreOffice_project/10$Build-1</meta:generator>
  </office:meta>
</office:document-meta>
</file>